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0d9c" officeooo:paragraph-rsid="001e0d9c"/>
    </style:style>
    <style:style style:name="P2" style:family="paragraph" style:parent-style-name="Standard" style:list-style-name="L1">
      <style:text-properties officeooo:rsid="001e0d9c" officeooo:paragraph-rsid="001e0d9c"/>
    </style:style>
    <style:style style:name="P3" style:family="paragraph" style:parent-style-name="Standard">
      <style:text-properties officeooo:rsid="001e0d9c" officeooo:paragraph-rsid="001e0d9c"/>
    </style:style>
    <style:style style:name="P4" style:family="paragraph" style:parent-style-name="Standard" style:list-style-name="L2">
      <style:text-properties officeooo:rsid="00203398" officeooo:paragraph-rsid="00203398"/>
    </style:style>
    <style:style style:name="P5" style:family="paragraph" style:parent-style-name="Standard" style:list-style-name="L3">
      <style:text-properties officeooo:rsid="00203398" officeooo:paragraph-rsid="00203398"/>
    </style:style>
    <style:style style:name="P6" style:family="paragraph" style:parent-style-name="Standard" style:list-style-name="L1">
      <style:text-properties officeooo:rsid="00203398" officeooo:paragraph-rsid="00203398"/>
    </style:style>
    <style:style style:name="P7" style:family="paragraph" style:parent-style-name="Standard">
      <style:text-properties officeooo:rsid="00203398" officeooo:paragraph-rsid="00203398"/>
    </style:style>
    <style:style style:name="P8" style:family="paragraph" style:parent-style-name="Standard" style:list-style-name="L5">
      <style:text-properties officeooo:rsid="00203398" officeooo:paragraph-rsid="00203398"/>
    </style:style>
    <style:style style:name="P9" style:family="paragraph" style:parent-style-name="Standard" style:list-style-name="L3">
      <style:text-properties officeooo:paragraph-rsid="001e0d9c"/>
    </style:style>
    <style:style style:name="P10" style:family="paragraph" style:parent-style-name="Standard" style:list-style-name="L2">
      <style:text-properties officeooo:rsid="00215e55" officeooo:paragraph-rsid="00215e55"/>
    </style:style>
    <style:style style:name="P11" style:family="paragraph" style:parent-style-name="Standard" style:list-style-name="L1">
      <style:text-properties officeooo:rsid="00215e55" officeooo:paragraph-rsid="00215e55"/>
    </style:style>
    <style:style style:name="P12" style:family="paragraph" style:parent-style-name="Standard" style:list-style-name="L5">
      <style:text-properties officeooo:rsid="00215e55" officeooo:paragraph-rsid="00215e55"/>
    </style:style>
    <style:style style:name="P13" style:family="paragraph" style:parent-style-name="Standard" style:list-style-name="L6">
      <style:text-properties officeooo:rsid="00215e55" officeooo:paragraph-rsid="00215e55"/>
    </style:style>
    <style:style style:name="P14" style:family="paragraph" style:parent-style-name="Standard">
      <style:text-properties officeooo:rsid="00215e55" officeooo:paragraph-rsid="00215e55"/>
    </style:style>
    <style:style style:name="P15" style:family="paragraph" style:parent-style-name="Standard" style:list-style-name="L7">
      <style:text-properties officeooo:rsid="00215e55" officeooo:paragraph-rsid="00215e55"/>
    </style:style>
    <style:style style:name="P16" style:family="paragraph" style:parent-style-name="Standard" style:list-style-name="L8">
      <style:text-properties officeooo:rsid="00215e55" officeooo:paragraph-rsid="00215e55"/>
    </style:style>
    <style:style style:name="P17" style:family="paragraph" style:parent-style-name="Standard">
      <style:text-properties officeooo:rsid="0021e673" officeooo:paragraph-rsid="0021e673"/>
    </style:style>
    <style:style style:name="P18" style:family="paragraph" style:parent-style-name="Standard" style:list-style-name="L9">
      <style:text-properties officeooo:rsid="0021e673" officeooo:paragraph-rsid="0021e673"/>
    </style:style>
    <style:style style:name="P19" style:family="paragraph" style:parent-style-name="Standard" style:list-style-name="L8">
      <style:text-properties officeooo:rsid="0021e673" officeooo:paragraph-rsid="0021e673"/>
    </style:style>
    <style:style style:name="P20" style:family="paragraph" style:parent-style-name="Standard" style:list-style-name="L9">
      <style:text-properties officeooo:rsid="00239f0d" officeooo:paragraph-rsid="00239f0d"/>
    </style:style>
    <style:style style:name="P21" style:family="paragraph" style:parent-style-name="Standard" style:list-style-name="L1">
      <style:text-properties officeooo:rsid="0026ac97" officeooo:paragraph-rsid="0026ac97"/>
    </style:style>
    <style:style style:name="P22" style:family="paragraph" style:parent-style-name="Standard" style:list-style-name="L2">
      <style:text-properties officeooo:rsid="0026ac97" officeooo:paragraph-rsid="0026ac97"/>
    </style:style>
    <style:style style:name="T1" style:family="text">
      <style:text-properties officeooo:rsid="00203398"/>
    </style:style>
    <style:style style:name="T2" style:family="text">
      <style:text-properties officeooo:rsid="001e0d9c"/>
    </style:style>
    <style:style style:name="T3" style:family="text">
      <style:text-properties officeooo:rsid="00215e55"/>
    </style:style>
    <style:style style:name="T4" style:family="text">
      <style:text-properties officeooo:rsid="0021e67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BREAFING SECLIMP:</text:p>
      <text:p text:style-name="P1"/>
      <text:p text:style-name="P1">Publico alvo:</text:p>
      <text:p text:style-name="P1"/>
      <text:list xml:id="list2609061477" text:style-name="L3">
        <text:list-item>
          <text:p text:style-name="P9"><text:span text:style-name="T2">Homens e mulheres</text:span></text:p>
        </text:list-item>
        <text:list-item>
          <text:p text:style-name="P5">De 18 - 45</text:p>
        </text:list-item>
        <text:list-item>
          <text:p text:style-name="P5">Classe média <text:span text:style-name="T3">e</text:span> alta</text:p>
        </text:list-item>
        <text:list-item>
          <text:p text:style-name="P5"/>
        </text:list-item>
      </text:list>
      <text:p text:style-name="P1"/>
      <text:p text:style-name="P1">Concorrente:</text:p>
      <text:p text:style-name="P1"/>
      <text:p text:style-name="P1">Total Clean</text:p>
      <text:p text:style-name="P1">Epsolutio clean</text:p>
      <text:p text:style-name="P7"/>
      <text:list xml:id="list600397129" text:style-name="L5">
        <text:list-item>
          <text:p text:style-name="P8">Os concorrentes usam o Google para divulgação</text:p>
        </text:list-item>
        <text:list-item>
          <text:p text:style-name="P12">A fragilidade de um de<text:span text:style-name="T4">sses</text:span> é o uso errado de divugação</text:p>
        </text:list-item>
      </text:list>
      <text:list xml:id="list3901870815" text:style-name="L6">
        <text:list-item>
          <text:list>
            <text:list-item>
              <text:p text:style-name="P13">Divulga em locais onde não atende.</text:p>
            </text:list-item>
          </text:list>
        </text:list-item>
      </text:list>
      <text:list xml:id="list1279110169" text:style-name="L7">
        <text:list-item>
          <text:p text:style-name="P15"/>
        </text:list-item>
      </text:list>
      <text:p text:style-name="P1"/>
      <text:p text:style-name="P1"><text:span text:style-name="T1">O</text:span>bjetivo:</text:p>
      <text:p text:style-name="P1"/>
      <text:list xml:id="list3320950050" text:style-name="L1">
        <text:list-item>
          <text:p text:style-name="P2">Oferecer limpeza de estofados <text:span text:style-name="T1">residenciais, automotivos e náuticos</text:span></text:p>
        </text:list-item>
        <text:list-item>
          <text:p text:style-name="P2">Proteção de saúde</text:p>
        </text:list-item>
        <text:list-item>
          <text:p text:style-name="P6">Divulgar <text:span text:style-name="T3">os benefícios para</text:span> a saúde</text:p>
        </text:list-item>
        <text:list-item>
          <text:p text:style-name="P11">Intensificar o fechamento de orçamento </text:p>
        </text:list-item>
        <text:list-item>
          <text:p text:style-name="P11">Divulgar a marca</text:p>
        </text:list-item>
        <text:list-item>
          <text:p text:style-name="P21">Desenvolvimento de curso e mentoria</text:p>
        </text:list-item>
      </text:list>
      <text:p text:style-name="P1"/>
      <text:p text:style-name="P1"/>
      <text:p text:style-name="P1">Histórico da empresa:</text:p>
      <text:p text:style-name="P1"/>
      <text:list xml:id="list2240290713" text:style-name="L2">
        <text:list-item>
          <text:p text:style-name="P4"><text:span text:style-name="T3">E</text:span>mpresa tem 5 anos</text:p>
        </text:list-item>
        <text:list-item>
          <text:p text:style-name="P10">Atende em toda região costa verde</text:p>
        </text:list-item>
        <text:list-item>
          <text:p text:style-name="P22">Microempresa</text:p>
        </text:list-item>
        <text:list-item>
          <text:p text:style-name="P22">CNPJ: …</text:p>
        </text:list-item>
        <text:list-item>
          <text:p text:style-name="P22">Nome fantasia: Seclimp</text:p>
        </text:list-item>
      </text:list>
      <text:p text:style-name="P14"/>
      <text:p text:style-name="P14">Objetivo da verba disponível:</text:p>
      <text:p text:style-name="P14"/>
      <text:list xml:id="list227732572" text:style-name="L8">
        <text:list-item>
          <text:p text:style-name="P16">Fundo de propaganda </text:p>
        </text:list-item>
        <text:list-item>
          <text:p text:style-name="P16">Compra de produtos</text:p>
        </text:list-item>
        <text:list-item>
          <text:p text:style-name="P16">Material de divulgação impresso </text:p>
        </text:list-item>
        <text:list-item>
          <text:p text:style-name="P19">Ideia de orçamento: R$ ...</text:p>
        </text:list-item>
      </text:list>
      <text:p text:style-name="P14"/>
      <text:p text:style-name="P17">Cronograma do projeto:</text:p>
      <text:p text:style-name="P17"/>
      <text:list xml:id="list2229363959" text:style-name="L9">
        <text:list-item>
          <text:p text:style-name="P18">90 dias para está pronto</text:p>
        </text:list-item>
        <text:list-item>
          <text:p text:style-name="P18">Etapas urgente: Divulgação de site nas redes sociais</text:p>
        </text:list-item>
        <text:list-item>
          <text:p text:style-name="P20">Tempo para cada etapa: …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11:50:10.071000000</meta:creation-date>
    <dc:date>2022-08-10T13:18:43.577000000</dc:date>
    <meta:editing-duration>PT2H48M27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5" meta:word-count="160" meta:character-count="851" meta:non-whitespace-character-count="747"/>
  </office:meta>
</office:document-meta>
</file>